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a6" fo:border="0.74pt solid #000000"/>
    </style:style>
    <style:style style:name="ce4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ff5429" fo:border="0.74pt solid #000000"/>
    </style:style>
    <style:style style:name="ce8" style:family="table-cell" style:parent-style-name="Default">
      <style:table-cell-properties fo:background-color="#81d41a" fo:border="0.74pt solid #000000"/>
    </style:style>
    <style:style style:name="gr1" style:family="graphic">
      <style:graphic-properties draw:marker-start="Стили_20_стрелок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Стили_20_стрелок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Стили_20_стрелок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Стили_20_стрелок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Стили_20_стрелок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Стили_20_стрелок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Стили_20_стрелок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Стили_20_стрелок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number-columns-repeated="2" table:default-cell-style-name="ce7"/>
        <table:table-column table:style-name="co2" table:number-columns-repeated="3" table:default-cell-style-name="ce8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5" office:value-type="string" calcext:value-type="string" table:number-columns-spanned="5" table:number-rows-spanned="1">
            <text:p>Results</text:p>
          </table:table-cell>
          <table:covered-table-cell table:number-columns-repeated="4" table:style-name="ce6"/>
        </table:table-row>
        <table:table-row table:style-name="ro2">
          <table:covered-table-cell table:style-name="ce2"/>
          <table:table-cell table:style-name="ce6" office:value-type="string" calcext:value-type="string">
            <text:p>v.0.1</text:p>
          </table:table-cell>
          <table:table-cell table:style-name="ce6" office:value-type="string" calcext:value-type="string">
            <text:p>v.0.4</text:p>
          </table:table-cell>
          <table:table-cell table:style-name="ce6" office:value-type="string" calcext:value-type="string">
            <text:p>v.0.6</text:p>
          </table:table-cell>
          <table:table-cell table:style-name="ce6" office:value-type="string" calcext:value-type="string">
            <text:p>v.0.7</text:p>
          </table:table-cell>
          <table:table-cell table:style-name="ce6" office:value-type="string" calcext:value-type="string">
            <text:p>v.1.0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office:annotation draw:style-name="gr1" draw:text-style-name="P2" svg:width="1.1413in" svg:height="1.3232in" svg:x="3.1189in" svg:y="0.0811in" draw:caption-point-x="-0.2402in" draw:caption-point-y="0.3594in">
              <dc:date>2023-10-19T00:00:00</dc:date>
              <text:p text:style-name="P1">It doesn’t fill ”User Name” with entered username. After pressing “Login”, it doesn’t login and requests to enter username.</text:p>
            </office:annotation>
            <text:p>Failed</text:p>
          </table:table-cell>
          <table:table-cell table:style-name="ce8" office:value-type="string" calcext:value-type="string">
            <text:p>Passed</text:p>
          </table:table-cell>
          <table:table-cell table:number-columns-repeated="3" office:value-type="string" calcext:value-type="string">
            <text:p>Passed</text:p>
          </table:table-cell>
        </table:table-row>
        <table:table-row table:style-name="ro2">
          <table:table-cell office:value-type="string" calcext:value-type="string">
            <text:p>Sign Out</text:p>
          </table:table-cell>
          <table:table-cell office:value-type="string" calcext:value-type="string">
            <office:annotation draw:style-name="gr2" draw:text-style-name="P2" svg:width="1.1413in" svg:height="1.0122in" svg:x="3.1189in" svg:y="0.0811in" draw:caption-point-x="-0.2402in" draw:caption-point-y="0.5374in">
              <dc:date>2023-10-19T00:00:00</dc:date>
              <text:p text:style-name="P1">As long, as it is impossible to login, it is impossible to continue testing of the program.</text:p>
            </office:annotation>
            <text:p>Failed</text:p>
          </table:table-cell>
          <table:table-cell office:value-type="string" calcext:value-type="string">
            <office:annotation draw:style-name="gr3" draw:text-style-name="P2" svg:width="1.1413in" svg:height="0.7083in" svg:x="4.0079in" svg:y="0.0811in" draw:caption-point-x="-0.2402in" draw:caption-point-y="0.5374in">
              <dc:date>2023-10-19T00:00:00</dc:date>
              <text:p text:style-name="P1">After pressing “Sign out”, nothing happens.</text:p>
            </office:annotation>
            <text:p>Failed</text:p>
          </table:table-cell>
          <table:table-cell table:number-columns-repeated="3" office:value-type="string" calcext:value-type="string">
            <text:p>Passed</text:p>
          </table:table-cell>
        </table:table-row>
        <table:table-row table:style-name="ro2">
          <table:table-cell office:value-type="string" calcext:value-type="string">
            <text:p>Keep me signed in</text:p>
          </table:table-cell>
          <table:table-cell office:value-type="string" calcext:value-type="string">
            <office:annotation draw:style-name="gr2" draw:text-style-name="P2" svg:width="1.1413in" svg:height="1.0122in" svg:x="3.1189in" svg:y="0.202in" draw:caption-point-x="-0.2402in" draw:caption-point-y="0.5945in">
              <dc:date>2023-10-19T00:00:00</dc:date>
              <text:p text:style-name="P1"><text:span text:style-name="T1">As long, as it is impossible to login, it is impossible to continue testing of the program.</text:span></text:p>
            </office:annotation>
            <text:p>Failed</text:p>
          </table:table-cell>
          <table:table-cell office:value-type="string" calcext:value-type="string">
            <office:annotation draw:style-name="gr4" draw:text-style-name="P2" svg:width="1.1413in" svg:height="1.4787in" svg:x="4.0079in" svg:y="0.202in" draw:caption-point-x="-0.2402in" draw:caption-point-y="0.5945in">
              <dc:date>2023-10-19T00:00:00</dc:date>
              <text:p text:style-name="P1">After choosing “Keep me signed in”, closing program and running the program, it requests to fill username and password. </text:p>
            </office:annotation>
            <text:p>Failed</text:p>
          </table:table-cell>
          <table:table-cell table:number-columns-repeated="3" office:value-type="string" calcext:value-type="string">
            <text:p>Passed</text:p>
          </table:table-cell>
        </table:table-row>
        <table:table-row table:style-name="ro2">
          <table:table-cell office:value-type="string" calcext:value-type="string">
            <text:p>Create Report</text:p>
          </table:table-cell>
          <table:table-cell office:value-type="string" calcext:value-type="string">
            <office:annotation draw:style-name="gr2" draw:text-style-name="P2" svg:width="1.1413in" svg:height="1.0122in" svg:x="3.1189in" svg:y="0.3795in" draw:caption-point-x="-0.2402in" draw:caption-point-y="0.5945in">
              <dc:date>2023-10-19T00:00:00</dc:date>
              <text:p text:style-name="P1"><text:span text:style-name="T1">As long, as it is impossible to login, it is impossible to continue testing of the program.</text:span></text:p>
            </office:annotation>
            <text:p>Failed</text:p>
          </table:table-cell>
          <table:table-cell office:value-type="string" calcext:value-type="string">
            <office:annotation draw:style-name="gr5" draw:text-style-name="P2" svg:width="1.1413in" svg:height="1.7898in" svg:x="4.0079in" svg:y="0.3795in" draw:caption-point-x="-0.2402in" draw:caption-point-y="0.5945in">
              <dc:date>2023-10-19T00:00:00</dc:date>
              <text:p text:style-name="P1">It is impossible to fill “Description”, there is no “Due Date” field, “Close” button does not working, “Reporter” is not filled with actual username.</text:p>
            </office:annotation>
            <text:p>Failed</text:p>
          </table:table-cell>
          <table:table-cell table:style-name="ce7" office:value-type="string" calcext:value-type="string">
            <office:annotation draw:style-name="gr6" draw:text-style-name="P2" svg:width="1.1413in" svg:height="0.8567in" svg:x="4.8965in" svg:y="0.3795in" draw:caption-point-x="-0.2402in" draw:caption-point-y="0.5945in">
              <dc:date>2023-10-19T00:00:00</dc:date>
              <text:p text:style-name="P1">It is impossible to fill “Affect Version”, “Fix Version” and “Description”.</text:p>
            </office:annotation>
            <text:p>Failed</text:p>
          </table:table-cell>
          <table:table-cell table:style-name="ce7" office:value-type="string" calcext:value-type="string">
            <office:annotation draw:style-name="gr2" draw:text-style-name="P2" svg:width="1.1413in" svg:height="1.0122in" svg:x="5.7854in" svg:y="0.3795in" draw:caption-point-x="-0.2402in" draw:caption-point-y="0.5945in">
              <dc:date>2023-10-19T00:00:00</dc:date>
              <text:p text:style-name="P1">If it is bug report created, it is not be added but put <text:s/>in place of old bug report (replacing).</text:p>
            </office:annotation>
            <text:p>Failed</text:p>
          </table:table-cell>
          <table:table-cell table:style-name="ce7" office:value-type="string" calcext:value-type="string">
            <office:annotation draw:style-name="gr2" draw:text-style-name="P2" svg:width="1.1413in" svg:height="1.0122in" svg:x="6.6744in" svg:y="0.3795in" draw:caption-point-x="-0.2402in" draw:caption-point-y="0.5945in">
              <dc:date>2023-10-19T00:00:00</dc:date>
              <text:p text:style-name="P1">If it is bug report created, it is not be added but put <text:s/>in place of old bug report (replacing).</text:p>
            </office:annotation>
            <text:p>Failed</text:p>
          </table:table-cell>
        </table:table-row>
        <table:table-row table:style-name="ro2">
          <table:table-cell office:value-type="string" calcext:value-type="string">
            <text:p>Refresh</text:p>
          </table:table-cell>
          <table:table-cell office:value-type="string" calcext:value-type="string">
            <office:annotation draw:style-name="gr2" draw:text-style-name="P2" svg:width="1.1413in" svg:height="1.0122in" svg:x="3.1189in" svg:y="0.5575in" draw:caption-point-x="-0.2402in" draw:caption-point-y="0.5945in">
              <dc:date>2023-10-19T00:00:00</dc:date>
              <text:p text:style-name="P1"><text:span text:style-name="T1">As long, as it is impossible to login, it is impossible to continue testing of the program.</text:span></text:p>
            </office:annotation>
            <text:p>Failed</text:p>
          </table:table-cell>
          <table:table-cell table:style-name="ce8" office:value-type="string" calcext:value-type="string">
            <text:p>Passed</text:p>
          </table:table-cell>
          <table:table-cell table:number-columns-repeated="3" office:value-type="string" calcext:value-type="string">
            <text:p>Passed</text:p>
          </table:table-cell>
        </table:table-row>
        <table:table-row table:style-name="ro2">
          <table:table-cell office:value-type="string" calcext:value-type="string">
            <text:p>Edit Report</text:p>
          </table:table-cell>
          <table:table-cell office:value-type="string" calcext:value-type="string">
            <office:annotation draw:style-name="gr2" draw:text-style-name="P2" svg:width="1.1413in" svg:height="1.0122in" svg:x="3.1189in" svg:y="0.735in" draw:caption-point-x="-0.2402in" draw:caption-point-y="0.5945in">
              <dc:date>2023-10-19T00:00:00</dc:date>
              <text:p text:style-name="P1"><text:span text:style-name="T1">As long, as it is impossible to login, it is impossible to continue testing of the program.</text:span></text:p>
            </office:annotation>
            <text:p>Failed</text:p>
          </table:table-cell>
          <table:table-cell office:value-type="string" calcext:value-type="string">
            <office:annotation draw:style-name="gr3" draw:text-style-name="P2" svg:width="1.1413in" svg:height="0.7083in" svg:x="4.0079in" svg:y="0.735in" draw:caption-point-x="-0.2402in" draw:caption-point-y="0.5945in">
              <dc:date>2023-10-19T00:00:00</dc:date>
              <text:p text:style-name="P1">After pressing “Update report”, data of the report is not updating.</text:p>
            </office:annotation>
            <text:p>Failed</text:p>
          </table:table-cell>
          <table:table-cell office:value-type="string" calcext:value-type="string">
            <text:p>Passed</text:p>
          </table:table-cell>
          <table:table-cell table:style-name="ce7" office:value-type="string" calcext:value-type="string">
            <office:annotation draw:style-name="gr3" draw:text-style-name="P2" svg:width="1.1413in" svg:height="0.7083in" svg:x="5.7854in" svg:y="0.735in" draw:caption-point-x="-0.2402in" draw:caption-point-y="0.5945in">
              <dc:date>2023-10-19T00:00:00</dc:date>
              <text:p text:style-name="P1">Unable to change “Issue Type”.</text:p>
            </office:annotation>
            <text:p>Failed</text:p>
          </table:table-cell>
          <table:table-cell office:value-type="string" calcext:value-type="string">
            <text:p>Passed</text:p>
          </table:table-cell>
        </table:table-row>
        <table:table-row table:style-name="ro2">
          <table:table-cell office:value-type="string" calcext:value-type="string">
            <text:p>Find Report</text:p>
          </table:table-cell>
          <table:table-cell office:value-type="string" calcext:value-type="string">
            <office:annotation draw:style-name="gr2" draw:text-style-name="P2" svg:width="1.1413in" svg:height="1.0122in" svg:x="3.1189in" svg:y="0.913in" draw:caption-point-x="-0.2402in" draw:caption-point-y="0.5945in">
              <dc:date>2023-10-19T00:00:00</dc:date>
              <text:p text:style-name="P1"><text:span text:style-name="T1">As long, as it is impossible to login, it is impossible to continue testing of the program.</text:span></text:p>
            </office:annotation>
            <text:p>Failed</text:p>
          </table:table-cell>
          <table:table-cell office:value-type="string" calcext:value-type="string">
            <office:annotation draw:style-name="gr3" draw:text-style-name="P2" svg:width="1.1413in" svg:height="0.7083in" svg:x="4.0079in" svg:y="0.913in" draw:caption-point-x="-0.2402in" draw:caption-point-y="0.5945in">
              <dc:date>2023-10-19T00:00:00</dc:date>
              <text:p text:style-name="P1">Field “Find Report” is not clickable at all.</text:p>
            </office:annotation>
            <text:p>Failed</text:p>
          </table:table-cell>
          <table:table-cell table:number-columns-repeated="3" office:value-type="string" calcext:value-type="string">
            <text:p>Passed</text:p>
          </table:table-cell>
        </table:table-row>
        <table:table-row table:style-name="ro2">
          <table:table-cell office:value-type="string" calcext:value-type="string">
            <text:p>Export Report</text:p>
          </table:table-cell>
          <table:table-cell office:value-type="string" calcext:value-type="string">
            <office:annotation draw:style-name="gr2" draw:text-style-name="P2" svg:width="1.1413in" svg:height="1.0122in" svg:x="3.1189in" svg:y="1.0906in" draw:caption-point-x="-0.2402in" draw:caption-point-y="0.5945in">
              <dc:date>2023-10-19T00:00:00</dc:date>
              <text:p text:style-name="P1"><text:span text:style-name="T1">As long, as it is impossible to login, it is impossible to continue testing of the program.</text:span></text:p>
            </office:annotation>
            <text:p>Failed</text:p>
          </table:table-cell>
          <table:table-cell office:value-type="string" calcext:value-type="string">
            <office:annotation draw:style-name="gr3" draw:text-style-name="P2" svg:width="1.1413in" svg:height="0.7083in" svg:x="4.0079in" svg:y="1.0906in" draw:caption-point-x="-0.2402in" draw:caption-point-y="0.5945in">
              <dc:date>2023-10-19T00:00:00</dc:date>
              <text:p text:style-name="P1">After pressing “Export Report” nothing happens.</text:p>
            </office:annotation>
            <text:p>Failed</text:p>
          </table:table-cell>
          <table:table-cell table:number-columns-repeated="3" office:value-type="string" calcext:value-type="string">
            <text:p>Passed</text:p>
          </table:table-cell>
        </table:table-row>
        <table:table-row table:style-name="ro2">
          <table:table-cell office:value-type="string" calcext:value-type="string">
            <text:p>Create Account</text:p>
          </table:table-cell>
          <table:table-cell office:value-type="string" calcext:value-type="string">
            <office:annotation draw:style-name="gr2" draw:text-style-name="P2" svg:width="1.1413in" svg:height="1.0122in" svg:x="3.1189in" svg:y="1.2685in" draw:caption-point-x="-0.2402in" draw:caption-point-y="0.5945in">
              <dc:date>2023-10-19T00:00:00</dc:date>
              <text:p text:style-name="P1"><text:span text:style-name="T1">As long, as it is impossible to login, it is impossible to continue testing of the program.</text:span></text:p>
            </office:annotation>
            <text:p>Failed</text:p>
          </table:table-cell>
          <table:table-cell office:value-type="string" calcext:value-type="string">
            <office:annotation draw:style-name="gr7" draw:text-style-name="P2" svg:width="1.1413in" svg:height="1.9453in" svg:x="4.0079in" svg:y="1.2685in" draw:caption-point-x="-0.2402in" draw:caption-point-y="0.5945in">
              <dc:date>2023-10-19T00:00:00</dc:date>
              <text:p text:style-name="P1">It doesn’t creates new account after pressing “Sign Up”. Also, after pressing “Cancel”, it writes, that new account has been created successfully, but it has not been created at all. </text:p>
            </office:annotation>
            <text:p>Failed</text:p>
          </table:table-cell>
          <table:table-cell table:number-columns-repeated="3" office:value-type="string" calcext:value-type="string">
            <text:p>Passed</text:p>
          </table:table-cell>
        </table:table-row>
        <table:table-row table:style-name="ro2">
          <table:table-cell office:value-type="string" calcext:value-type="string">
            <text:p>Remove Account</text:p>
          </table:table-cell>
          <table:table-cell office:value-type="string" calcext:value-type="string">
            <office:annotation draw:style-name="gr2" draw:text-style-name="P2" svg:width="1.1413in" svg:height="1.0122in" svg:x="3.1189in" svg:y="1.4461in" draw:caption-point-x="-0.2402in" draw:caption-point-y="0.5945in">
              <dc:date>2023-10-19T00:00:00</dc:date>
              <text:p text:style-name="P1"><text:span text:style-name="T1">As long, as it is impossible to login, it is impossible to continue testing of the program.</text:span></text:p>
            </office:annotation>
            <text:p>Failed</text:p>
          </table:table-cell>
          <table:table-cell office:value-type="string" calcext:value-type="string">
            <office:annotation draw:style-name="gr8" draw:text-style-name="P2" svg:width="1.1413in" svg:height="1.1677in" svg:x="4.0079in" svg:y="1.4461in" draw:caption-point-x="-0.2402in" draw:caption-point-y="0.5945in">
              <dc:date>2023-10-19T00:00:00</dc:date>
              <text:p text:style-name="P1">After choosing existed account and pressing “Remove Account”, account is not removed.</text:p>
            </office:annotation>
            <text:p>Failed</text:p>
          </table:table-cell>
          <table:table-cell table:number-columns-repeated="3" office:value-type="string" calcext:value-type="string">
            <text:p>Passed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4" office:value-type="string" calcext:value-type="string" table:number-columns-spanned="6" table:number-rows-spanned="2">
            <text:p>Made by Vladyslav Pryshchepa from IP-11, FIOT</text:p>
          </table:table-cell>
          <table:covered-table-cell table:number-columns-repeated="5" table:style-name="Default"/>
        </table:table-row>
        <table:table-row table:style-name="ro2">
          <table:covered-table-cell table:number-columns-repeated="6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5:40:15.170000000</meta:creation-date>
    <dc:date>2023-10-19T17:42:46.674000000</dc:date>
    <meta:editing-duration>PT2H2M17S</meta:editing-duration>
    <meta:editing-cycles>33</meta:editing-cycles>
    <meta:generator>LibreOffice/7.5.3.2$Windows_X86_64 LibreOffice_project/9f56dff12ba03b9acd7730a5a481eea045e468f3</meta:generator>
    <meta:document-statistic meta:table-count="1" meta:cell-count="68" meta:object-count="0"/>
  </office:meta>
</office:document-meta>
</file>